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66pt"/>
    </style:style>
    <style:style style:name="co2" style:family="table-column">
      <style:table-column-properties fo:break-before="auto" style:column-width="167.84pt"/>
    </style:style>
    <style:style style:name="co3" style:family="table-column">
      <style:table-column-properties fo:break-before="auto" style:column-width="156.1pt"/>
    </style:style>
    <style:style style:name="co4" style:family="table-column">
      <style:table-column-properties fo:break-before="auto" style:column-width="157.66pt"/>
    </style:style>
    <style:style style:name="co5" style:family="table-column">
      <style:table-column-properties fo:break-before="auto" style:column-width="148.25pt"/>
    </style:style>
    <style:style style:name="co6" style:family="table-column">
      <style:table-column-properties fo:break-before="auto" style:column-width="161.6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7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4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4"/>
    <style:style style:name="ce6" style:family="table-cell" style:parent-style-name="Default" style:data-style-name="N61"/>
  </office:automatic-styles>
  <office:body>
    <office:spreadsheet>
      <table:table table:name="minimze_cos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 table:style-name="ce2" office:value-type="currency" office:currency="USD" office:value="1.55413669458479" calcext:value-type="currency">
            <text:p>$1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otal Calories</text:p>
          </table:table-cell>
          <table:table-cell table:style-name="ce3" table:formula="of:=21*[.B4]+16*[.B5]+40*[.B6]+41*[.B7]+585*[.B8]+120*[.B9]+164*[.B10]+884*[.B11]" office:value-type="float" office:value="278.488163291399" calcext:value-type="float">
            <text:p>278.49</text:p>
          </table:table-cell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0.000000441357748258207" calcext:value-type="float">
            <text:p>4.41E-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0.00000112263362405" calcext:value-type="float">
            <text:p>1.12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ach</text:p>
          </table:table-cell>
          <table:table-cell table:style-name="Default" office:value-type="float" office:value="0.832300961702201" calcext:value-type="float">
            <text:p>0.8323009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.00000108312182718293" calcext:value-type="float">
            <text:p>1.08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flower</text:p>
          </table:table-cell>
          <table:table-cell table:style-name="Default" office:value-type="float" office:value="0.0960828620211805" calcext:value-type="float">
            <text:p>0.09608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0.00000150589932384647" calcext:value-type="float">
            <text:p>1.51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pea</text:p>
          </table:table-cell>
          <table:table-cell table:style-name="Default" office:value-type="float" office:value="1.1523618185256" calcext:value-type="float">
            <text:p>1.152361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0.0000000678237080862428" calcext:value-type="float">
            <text:p>6.78E-008</text:p>
          </table:table-cell>
          <table:table-cell table:number-columns-repeated="6"/>
        </table:table-row>
      </table:table>
      <table:table table:name="minimize_calories" table:style-name="ta1">
        <table:table-column table:style-name="co9" table:default-cell-style-name="ce1"/>
        <table:table-column table:style-name="co8" table:default-cell-style-name="ce6"/>
        <table:table-row table:style-name="ro1">
          <table:table-cell office:value-type="string" calcext:value-type="string">
            <text:p>Total Cost</text:p>
          </table:table-cell>
          <table:table-cell table:style-name="ce2" table:formula="of:=1*[.B#REF!]+0.75*[.B3]+0.5*[.B4]+0.45*[.B5]+0.45*[.B6]+2.15*[.B7]+0.95*[.B8]+2*[.B9]" office:value-type="string" office:string-value="" calcext:value-type="error">
            <text:p>Err:522</text:p>
          </table:table-cell>
        </table:table-row>
        <table:table-row table:style-name="ro1">
          <table:table-cell office:value-type="string" calcext:value-type="string">
            <text:p>Total Calories</text:p>
          </table:table-cell>
          <table:table-cell table:style-name="ce5" office:value-type="float" office:value="114.754107135891" calcext:value-type="float">
            <text:p>114.7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0.0000000521292751315835" calcext:value-type="float">
            <text:p>5.21E-08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0.585480276275767" calcext:value-type="float">
            <text:p>5.85E-01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float" office:value="0.000000091507389888382" calcext:value-type="float">
            <text:p>9.15E-08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.0000000259705592008538" calcext:value-type="float">
            <text:p>2.60E-08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0.00000000307831007007452" calcext:value-type="float">
            <text:p>3.08E-09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0.878220101517544" calcext:value-type="float">
            <text:p>8.78E-01</text:p>
          </table:table-cell>
        </table:table-row>
        <table:table-row table:style-name="ro1">
          <table:table-cell office:value-type="string" calcext:value-type="string">
            <text:p>chickpea</text:p>
          </table:table-cell>
          <table:table-cell office:value-type="float" office:value="0.00000000997722222522476" calcext:value-type="float">
            <text:p>9.98E-09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0.0000000014439984846089" calcext:value-type="float">
            <text:p>1.44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6:16:13.6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5T17:36:34.396000000</dc:date>
    <dc:creator>Jacob Mastel</dc:creator>
    <meta:editing-duration>PT12M42S</meta:editing-duration>
    <meta:editing-cycles>4</meta:editing-cycles>
    <meta:generator>LibreOffice/4.4.2.2$Windows_x86 LibreOffice_project/c4c7d32d0d49397cad38d62472b0bc8acff48dd6</meta:generator>
    <meta:document-statistic meta:table-count="2" meta:cell-count="40" meta:object-count="0"/>
  </office:meta>
</office:document-meta>
</file>